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F584CB9DF22150B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6cm, 4.358cm, 17.613cm, 6.06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018cm" svg:height="23.369cm" svg:x="0.991cm" svg:y="1.992cm">
          <draw:image xlink:href="Pictures/10000000000005E8000007E0F584CB9DF22150B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1-04T16:05:20.859381853</dc:date>
    <meta:editing-duration>PT3M42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